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1.63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63cm"/>
        </style:tab-stops>
      </style:paragraph-properties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2">
      <style:paragraph-properties>
        <style:tab-stops>
          <style:tab-stop style:position="1.63cm"/>
        </style:tab-stops>
      </style:paragraph-properties>
    </style:style>
    <style:style style:name="T1" style:family="text">
      <style:text-properties fo:color="#4472c4"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color="#ff00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В рамках ответа на вчерашний вопрос:</text:span></text:p>
      <text:p text:style-name="P1"><text:span text:style-name="T2">Организация обновления протокола/информации.</text:span></text:p>
      <text:p text:style-name="P1"><text:span text:style-name="T2">Подача на рецензию.</text:span></text:p>
      <text:p text:style-name="Standard"><text:span text:style-name="T6">Комментарии:</text:span></text:p>
      <text:p text:style-name="Standard">Стоит учесть несколько моментов:</text:p>
      <text:list xml:id="list9106276704989945429" text:style-name="WWNum1">
        <text:list-item>
          <text:p text:style-name="P5">Ситуация с одновременным изменением протокола разными пользователями теоретически возможна, но маловероятна. По моим ожиданиям обновления и дополнения протоколов будут относительно редки – примерно 1 раз в месяц, по каким-то протоколам 1-3 раза в год. (в период, когда платформа устаканится). Поэтому предпринимать специализированные меры на этот счет я бы не стала.</text:p>
        </text:list-item>
        <text:list-item>
          <text:p text:style-name="P5">Подготовка нового протокола или изменения к нему может занять у пользователя сколь угодно много/мало времени. От пары часов до нескольких месяцев – это зависит от самого протокола (его сложности), от объема изменений, а также от работоспособности пользователя. Поэтому как-либо учитывать тот период, в который пользователь оформляет заявку на внесение изменений - не стоит, стоит оставить в свободном режиме на усмотрение пользователя без оповещения иных лиц.</text:p>
        </text:list-item>
        <text:list-item>
          <text:p text:style-name="P5">Важный этап – это подача заявки на рецензию, когда все уже готово. Тут уже важно соблюдение определенных сроков и, возможно, индикация на странице, что изменения на рассмотрении у рецензентов. Например, поставить индикатор «under review». Стоит ли всем пользователям давать просмотр предложений по <text:s/>изменениям – точно не могу сказать. Скорее всего это не нужно. Лучше четко разграничить время, за которое изменения должны быть приняты или отвергнуты.</text:p>
        </text:list-item>
      </text:list>
      <text:p text:style-name="List_20_Paragraph">При этом я бы сразу предложила ранжировать все заявки на:</text:p>
      <text:p text:style-name="List_20_Paragraph"><text:span text:style-name="T3">Минимальные изменения – 1 неделя</text:span></text:p>
      <text:p text:style-name="List_20_Paragraph"><text:span text:style-name="T3">Средние – 1, 5 недели</text:span></text:p>
      <text:p text:style-name="List_20_Paragraph"><text:span text:style-name="T3">Крупные изменения/новый протокол - 2 недели </text:span></text:p>
      <text:p text:style-name="P3">Количество рецензентов, которые должны участвовать в принятии решения, думаю, от 5 до 10, процент проголосовавших «за», для положительного решения – 70 % и выше. Вероятно, на первых этапах «жизни» платформы – рецензентами могут быть участники проекта, позже, когда пользователей на платформе станет больше и у них появится рейтинг – сами пользователи.</text:p>
      <text:p text:style-name="P3">Подбор рецензентов для рассмотрения заявок автоматический: - на основании <text:span text:style-name="T4">специализации </text:span>(совпадение области к которой относится метод (биохимия, молекулярная биология и т.д.) с областью в которой работает пользователь – стоит это поле также внести в анкету пользователя), <text:span text:style-name="T4">рейтинга </text:span>пользователя (опишу отдельно), а также желания пользователя – человек может отказаться быть рецензентом по методу.</text:p>
      <text:p text:style-name="P3"/>
      <text:p text:style-name="P3"><text:span text:style-name="T5">*Как рецензент, так и пользователь, который добавляет новый протокол/изменения к протоколу – получают за это баллы в свой рейтинг (с учетом объема работы).</text:span></text:p>
      <text:p text:style-name="P2"><text:span text:style-name="T4">Таким образом общий процесс подачи заявки на изменения и дополнения следующий:</text:span></text:p>
      <text:list xml:id="list5880408571601117102" text:style-name="WWNum2">
        <text:list-item>
          <text:p text:style-name="P6"><text:soft-page-break/><text:span text:style-name="T6">Пользователь создает прототип изменений в копии протокола. Не ограничено по времени. Никак не отображается. Сохраняется только у пользователя.</text:span></text:p>
        </text:list-item>
        <text:list-item>
          <text:p text:style-name="P6"><text:span text:style-name="T6">Подача готового обновления на рецензию. Отображается на страничке протокола/информации (можно показать сколько дней осталось для принятия решения). На это время приостанавливается возможность другими пользователями подачи своих заявок на изменения и дополнения.</text:span></text:p>
        </text:list-item>
        <text:list-item>
          <text:p text:style-name="P6"><text:span text:style-name="T6">При положительном решении – протокол обновляется. Отображается дата последнего обновления, добавляется новый со-автор протокола.</text:span></text:p>
        </text:list-item>
        <text:list-item>
          <text:p text:style-name="P6"><text:span text:style-name="T6">Возобновляется прием заявок на обновление протокол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рина Янкелевич</meta:initial-creator>
    <dc:creator>Ирина Янкелевич</dc:creator>
    <meta:editing-cycles>2</meta:editing-cycles>
    <meta:creation-date>2021-04-14T11:59:00</meta:creation-date>
    <dc:date>2021-04-14T12:32:00</dc:date>
    <meta:editing-duration>PT33S</meta:editing-duration>
    <meta:generator>OpenOffice/4.1.6$Win32 OpenOffice.org_project/416m1$Build-9790</meta:generator>
    <meta:document-statistic meta:table-count="0" meta:image-count="0" meta:object-count="0" meta:page-count="2" meta:paragraph-count="20" meta:word-count="436" meta:character-count="31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